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Arial, Helvetica, sans-serif"/>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style:font-name="DejaVu Sans"/>
    </style:style>
    <style:style style:name="P2" style:family="paragraph" style:parent-style-name="Heading_20_3">
      <style:text-properties style:font-name="DejaVu Sans"/>
    </style:style>
    <style:style style:name="P3" style:family="paragraph" style:parent-style-name="Standard">
      <style:text-properties fo:font-variant="normal" fo:text-transform="none" fo:color="#000000" style:font-name="DejaVu Sans" fo:font-size="12pt" fo:letter-spacing="normal" fo:font-style="normal" fo:font-weight="normal" officeooo:rsid="0019170d" officeooo:paragraph-rsid="0019170d" loext:padding="0cm" loext:border="none"/>
    </style:style>
    <style:style style:name="P4" style:family="paragraph" style:parent-style-name="Standard">
      <style:text-properties style:font-name="DejaVu Sans" officeooo:rsid="0019170d" officeooo:paragraph-rsid="0019170d"/>
    </style:style>
    <style:style style:name="P5"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DejaVu Sans" fo:font-size="12pt" fo:letter-spacing="normal" fo:font-style="normal" fo:font-weight="normal" loext:padding="0cm" loext:border="none"/>
    </style:style>
    <style:style style:name="P6"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DejaVu Sans" fo:font-size="12pt" fo:letter-spacing="normal" fo:font-style="normal" fo:font-weight="normal" officeooo:paragraph-rsid="0019170d" loext:padding="0cm" loext:border="none"/>
    </style:style>
    <style:style style:name="P7" style:family="paragraph" style:parent-style-name="Standard" style:list-style-name="L1">
      <style:paragraph-properties fo:margin-top="0cm" fo:margin-bottom="0cm" loext:contextual-spacing="false" fo:orphans="2" fo:widows="2"/>
      <style:text-properties fo:font-variant="normal" fo:text-transform="none" fo:color="#000000" style:font-name="DejaVu Sans" fo:font-size="12pt" fo:letter-spacing="normal" fo:font-style="normal" fo:font-weight="normal" loext:padding="0cm" loext:border="none"/>
    </style:style>
    <style:style style:name="P8" style:family="paragraph" style:parent-style-name="Standard" style:list-style-name="L1">
      <style:paragraph-properties fo:margin-top="0cm" fo:margin-bottom="0cm" loext:contextual-spacing="false" fo:orphans="2" fo:widows="2"/>
      <style:text-properties fo:font-variant="normal" fo:text-transform="none" fo:color="#000000" style:font-name="DejaVu Sans" fo:font-size="12pt" fo:letter-spacing="normal" fo:font-style="normal" fo:font-weight="normal" officeooo:paragraph-rsid="0019170d" loext:padding="0cm" loext:border="none"/>
    </style:style>
    <style:style style:name="P9" style:family="paragraph" style:parent-style-name="Standard" style:list-style-name="L2">
      <style:paragraph-properties fo:margin-top="0cm" fo:margin-bottom="0cm" loext:contextual-spacing="false" fo:orphans="2" fo:widows="2"/>
      <style:text-properties officeooo:paragraph-rsid="0019170d"/>
    </style:style>
    <style:style style:name="T1" style:family="text">
      <style:text-properties officeooo:rsid="0019170d"/>
    </style:style>
    <style:style style:name="T2" style:family="text">
      <style:text-properties fo:font-weight="bold" style:font-weight-asian="bold" style:font-weight-complex="bold"/>
    </style:style>
    <style:style style:name="T3" style:family="text">
      <style:text-properties fo:font-variant="normal" fo:text-transform="none" fo:color="#000000" style:font-name="DejaVu Sans" fo:font-size="12pt" fo:letter-spacing="normal" fo:font-style="normal" fo:font-weight="normal" loext:padding="0cm" loext:border="none"/>
    </style:style>
    <style:style style:name="T4" style:family="text">
      <style:text-properties fo:font-variant="normal" fo:text-transform="none" fo:color="#000000" style:font-name="DejaVu Sans" fo:font-size="12pt" fo:letter-spacing="normal" fo:font-style="normal" fo:font-weight="normal" officeooo:rsid="0019692c" loext:padding="0cm" loext:border="none"/>
    </style:style>
    <style:style style:name="T5" style:family="text">
      <style:text-properties fo:font-variant="normal" fo:text-transform="none" fo:color="#000000" style:font-name="DejaVu Sans" fo:font-size="12pt" fo:letter-spacing="normal" fo:font-style="italic" fo:font-weight="normal" officeooo:rsid="0019692c" style:font-style-asian="italic" style:font-style-complex="italic" loext:padding="0cm" loext:border="none"/>
    </style:style>
    <style:style style:name="T6" style:family="text">
      <style:text-properties officeooo:rsid="0019692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am Status Game </text:h>
      <text:h text:style-name="P2" text:outline-level="3">Beta Release</text:h>
      <text:p text:style-name="P4"/>
      <text:p text:style-name="P4"><text:span text:style-name="T2">Durata</text:span>: 10-20 Minuti, durante lo sprint retrospective</text:p>
      <text:p text:style-name="P4"><text:span text:style-name="T2">Partecipanti</text:span>: Il team (“pigs only”)</text:p>
      <text:p text:style-name="P4"><text:span text:style-name="T2">Risultato atteso</text:span>: <text:s/>a- Valutazione condivisa della situazione del Team, b- Piano di miglioramento priorizzato</text:p>
      <text:p text:style-name="P4"/>
      <text:p text:style-name="P4"/>
      <text:p text:style-name="P3">passo 1) Ogni membro del team sceglie una delle carte di livello del team (indicare il numero)</text:p>
      <text:list xml:id="list2982674856" text:style-name="L1">
        <text:list-item>
          <text:p text:style-name="P7">Se tutti scelgono la stessa carta, procedere al passo 2.</text:p>
        </text:list-item>
        <text:list-item>
          <text:p text:style-name="P8">Se <text:span text:style-name="T1">ciò non si verifica</text:span>, si procede (partendo dagli outliers) ad esporre le motivazioni per cui ci si trova in uno stato piuttosto che in un altro. Fatto questo , si rivota. </text:p>
        </text:list-item>
      </text:list>
      <text:p text:style-name="P6"/>
      <text:p text:style-name="P6">NON SI PUO' PROCEDERE SENZA UNANIMITAì</text:p>
      <text:p text:style-name="P5"/>
      <text:p text:style-name="P6"><text:span text:style-name="T1">passo </text:span>2) Una volta identificata la carta, si fa riferimento alla check<text:span text:style-name="T1">l</text:span>ist <text:span text:style-name="T1">della carta stessa.</text:span>. Segretamente, ogni membro del team sceglie un numero, pari o inferiore al numeri di checkbox presenti nella carta. Si scoprono i numeri e, partendo da chi ha indicato il numero più basso, il membro <text:span text:style-name="T1">del teamp</text:span> indica una delle <text:span text:style-name="T1">checkbox</text:span> della carta <text:span text:style-name="T1">che, a suo parere, è stata realizzata</text:span>. </text:p>
      <text:list xml:id="list682364376" text:style-name="L2">
        <text:list-item>
          <text:p text:style-name="P9"><text:span text:style-name="T3">SE C'E' UNANIMITA', </text:span><text:span text:style-name="T4">si fa la crocetta sulla voce prescelta. </text:span><text:span text:style-name="T3">TUTTI diminuiscono il proprio numero di 1 e si prosegue</text:span></text:p>
        </text:list-item>
        <text:list-item>
          <text:p text:style-name="P9"><text:span text:style-name="T3">Se NON c'è  unanimità, si discute se la voce sia da considerare realizzata oppure no. Se si raggiunge l'unanimità, si prosegue come nel caso precedente. In caso contrario, la casella viene considerata "mezza barrrata". Solo chi ha votato a favore </text:span><text:span text:style-name="T5">la prima volta</text:span><text:span text:style-name="T4"> </text:span><text:span text:style-name="T3">riduce il proprio numero </text:span><text:span text:style-name="T4">di voti</text:span><text:span text:style-name="T3">, e si prosegue. </text:span></text:p>
        </text:list-item>
      </text:list>
      <text:p text:style-name="P5"/>
      <text:p text:style-name="P5">Quando tutti hanno 0 voti, si passa alla fase successiva.</text:p>
      <text:p text:style-name="P5"/>
      <text:p text:style-name="P5">3) Se tutte le voci hanno le X, vuol dire che il team in realtà si trova allo stadio successivo. Passare alla carta successiva e <text:s/><text:span text:style-name="T6">ripetere dall’inizio.</text:span></text:p>
      <text:p text:style-name="P5"/>
      <text:p text:style-name="P5">4) Esaminare tutte le voci che hanno la /, ovvero condizioni desiderabili che non sono pienamente raggiunte. Tramite rapido brainstorming, il team propone un piano di miglioramento che permetta di realizzarlo. Queste proposte vanno intese di <text:span text:style-name="T2">priorità alta</text:span>.</text:p>
      <text:p text:style-name="P5"/>
      <text:p text:style-name="P5">5) Infine si esaminano le voci rimanenti. Anche per queste si proceder<text:span text:style-name="T6">à</text:span> con rapido brainstorming <text:span text:style-name="T6">per ottenere un piano di miglioramente</text:span>. Queste proposte vanno intese di <text:span text:style-name="T2">priorità media</text:span>. </text:p>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Arial, Helvetica, sans-serif"/>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9T09:48:05.180601785</meta:creation-date>
    <dc:date>2020-10-29T10:03:41.851980856</dc:date>
    <meta:editing-duration>PT5M26S</meta:editing-duration>
    <meta:editing-cycles>1</meta:editing-cycles>
    <meta:document-statistic meta:table-count="0" meta:image-count="0" meta:object-count="0" meta:page-count="1" meta:paragraph-count="16" meta:word-count="339" meta:character-count="2046" meta:non-whitespace-character-count="1719"/>
    <meta:generator>LibreOffice/6.4.6.2$Linux_X86_64 LibreOffice_project/40$Build-2</meta:generator>
  </office:meta>
</office:document-meta>
</file>